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/>
      <style:text-properties style:font-name="Courier New" officeooo:paragraph-rsid="0007a33f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7a33f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c21df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rsid="000eaa03" officeooo:paragraph-rsid="000eaa03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6dbd4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71a8f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e923b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3ea4c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50e9f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officeooo:paragraph-rsid="0020319d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officeooo:paragraph-rsid="00256599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officeooo:paragraph-rsid="000c21df"/>
    </style:style>
    <style:style style:name="P13" style:family="paragraph" style:parent-style-name="Standard">
      <style:paragraph-properties fo:margin-top="0in" fo:margin-bottom="0.1665in" loext:contextual-spacing="false"/>
      <style:text-properties officeooo:rsid="00171a8f" officeooo:paragraph-rsid="00256599"/>
    </style:style>
    <style:style style:name="P14" style:family="paragraph" style:parent-style-name="Standard">
      <style:paragraph-properties fo:margin-top="0in" fo:margin-bottom="0.1665in" loext:contextual-spacing="false"/>
      <style:text-properties officeooo:paragraph-rsid="001d4e5f"/>
    </style:style>
    <style:style style:name="P15" style:family="paragraph" style:parent-style-name="Standard">
      <style:paragraph-properties fo:margin-top="0in" fo:margin-bottom="0.1665in" loext:contextual-spacing="false"/>
      <style:text-properties officeooo:paragraph-rsid="00210d6e"/>
    </style:style>
    <style:style style:name="P16" style:family="paragraph" style:parent-style-name="Standard">
      <style:paragraph-properties fo:margin-top="0in" fo:margin-bottom="0.1665in" loext:contextual-spacing="false"/>
      <style:text-properties officeooo:paragraph-rsid="0022861b"/>
    </style:style>
    <style:style style:name="P17" style:family="paragraph" style:parent-style-name="Standard">
      <style:paragraph-properties fo:margin-top="0in" fo:margin-bottom="0.1665in" loext:contextual-spacing="false"/>
      <style:text-properties officeooo:paragraph-rsid="00256599"/>
    </style:style>
    <style:style style:name="P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2fd1a3" officeooo:paragraph-rsid="00250e9f" style:font-size-asian="12pt" style:font-name-complex="Courier New" style:font-size-complex="12pt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0ddbf" officeooo:paragraph-rsid="00171a8f" style:font-size-asian="12pt" style:font-name-complex="Courier New" style:font-size-complex="12pt"/>
    </style:style>
    <style:style style:name="P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07a33f" style:font-size-asian="12pt" style:font-name-complex="Courier New" style:font-size-complex="12pt"/>
    </style:style>
    <style:style style:name="P2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091a20" officeooo:paragraph-rsid="000c21df" style:font-size-asian="12pt" style:font-name-complex="Courier New" style:font-size-complex="12pt"/>
    </style:style>
    <style:style style:name="P2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0c21df" officeooo:paragraph-rsid="000c21df" style:font-size-asian="12pt" style:font-name-complex="Courier New" style:font-size-complex="12pt"/>
    </style:style>
    <style:style style:name="P2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0c21df" officeooo:paragraph-rsid="001d4e5f" style:font-size-asian="12pt" style:font-name-complex="Courier New" style:font-size-complex="12pt"/>
    </style:style>
    <style:style style:name="P2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16a978" officeooo:paragraph-rsid="0016a978" style:font-size-asian="12pt" style:font-name-complex="Courier New" style:font-size-complex="12pt"/>
    </style:style>
    <style:style style:name="P2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6dbd4" style:font-size-asian="12pt" style:font-name-complex="Courier New" style:font-size-complex="12pt"/>
    </style:style>
    <style:style style:name="P2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71a8f" style:font-size-asian="12pt" style:font-name-complex="Courier New" style:font-size-complex="12pt"/>
    </style:style>
    <style:style style:name="P2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2861b" style:font-size-asian="12pt" style:font-name-complex="Courier New" style:font-size-complex="12pt"/>
    </style:style>
    <style:style style:name="P2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50e9f" style:font-size-asian="12pt" style:font-name-complex="Courier New" style:font-size-complex="12pt"/>
    </style:style>
    <style:style style:name="P29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0210d6e" style:font-name-complex="Courier New" style:font-size-complex="12pt"/>
    </style:style>
    <style:style style:name="P30" style:family="paragraph" style:parent-style-name="Standard">
      <style:paragraph-properties fo:margin-left="0in" fo:margin-right="0in" fo:text-indent="2in" style:auto-text-indent="false"/>
      <style:text-properties style:font-name="Courier New" officeooo:rsid="002fd1a3" officeooo:paragraph-rsid="0023ea4c" style:font-name-complex="Courier New" style:font-size-complex="12pt"/>
    </style:style>
    <style:style style:name="P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7a33f" style:font-size-asian="12pt" style:font-name-complex="Courier New" style:font-size-complex="12pt"/>
    </style:style>
    <style:style style:name="P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c21df" style:font-size-asian="12pt" style:font-name-complex="Courier New" style:font-size-complex="12pt"/>
    </style:style>
    <style:style style:name="P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71a8f" style:font-size-asian="12pt" style:font-name-complex="Courier New" style:font-size-complex="12pt"/>
    </style:style>
    <style:style style:name="P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fd1a3" officeooo:paragraph-rsid="0007a33f" style:font-size-asian="12pt" style:font-name-complex="Courier New" style:font-size-complex="12pt"/>
    </style:style>
    <style:style style:name="P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fd1a3" officeooo:paragraph-rsid="00250e9f" style:font-size-asian="12pt" style:font-name-complex="Courier New" style:font-size-complex="12pt"/>
    </style:style>
    <style:style style:name="P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7614c9" officeooo:paragraph-rsid="0007a33f" style:font-size-asian="12pt" style:font-name-complex="Courier New" style:font-size-complex="12pt"/>
    </style:style>
    <style:style style:name="P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0ddbf" officeooo:paragraph-rsid="0007a33f" style:font-size-asian="12pt" style:font-name-complex="Courier New" style:font-size-complex="12pt"/>
    </style:style>
    <style:style style:name="P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091a20" officeooo:paragraph-rsid="00091a20" style:font-size-asian="12pt" style:font-name-complex="Courier New" style:font-size-complex="12pt"/>
    </style:style>
    <style:style style:name="P3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07a33f"/>
    </style:style>
    <style:style style:name="P40" style:family="paragraph" style:parent-style-name="Heading_20_3">
      <style:paragraph-properties fo:margin-top="0.1665in" fo:margin-bottom="0in" loext:contextual-spacing="false"/>
      <style:text-properties style:font-name="Courier New" officeooo:paragraph-rsid="0007a33f" style:font-name-complex="Courier New" style:font-size-complex="12pt"/>
    </style:style>
    <style:style style:name="P41" style:family="paragraph" style:parent-style-name="Heading_20_3">
      <style:paragraph-properties fo:margin-top="0.1665in" fo:margin-bottom="0in" loext:contextual-spacing="false"/>
      <style:text-properties style:font-name="Courier New" officeooo:rsid="001d4e5f" officeooo:paragraph-rsid="001d4e5f" style:font-name-complex="Courier New" style:font-size-complex="12pt"/>
    </style:style>
    <style:style style:name="P42" style:family="paragraph" style:parent-style-name="Heading_20_3">
      <style:paragraph-properties fo:margin-top="0.1665in" fo:margin-bottom="0in" loext:contextual-spacing="false"/>
      <style:text-properties style:font-name="Courier New" officeooo:rsid="001d4e5f" officeooo:paragraph-rsid="0020319d" style:font-name-complex="Courier New" style:font-size-complex="12pt"/>
    </style:style>
    <style:style style:name="P43" style:family="paragraph" style:parent-style-name="Heading_20_3">
      <style:paragraph-properties fo:margin-top="0.1665in" fo:margin-bottom="0in" loext:contextual-spacing="false"/>
      <style:text-properties style:font-name="Courier New" officeooo:rsid="001d4e5f" officeooo:paragraph-rsid="00210d6e" style:font-name-complex="Courier New" style:font-size-complex="12pt"/>
    </style:style>
    <style:style style:name="P44" style:family="paragraph" style:parent-style-name="Heading_20_3">
      <style:paragraph-properties fo:margin-top="0.1665in" fo:margin-bottom="0in" loext:contextual-spacing="false"/>
      <style:text-properties style:font-name="Courier New" officeooo:rsid="001d4e5f" officeooo:paragraph-rsid="0023ea4c" style:font-name-complex="Courier New" style:font-size-complex="12pt"/>
    </style:style>
    <style:style style:name="P45" style:family="paragraph" style:parent-style-name="Heading_20_3">
      <style:paragraph-properties fo:margin-top="0.1665in" fo:margin-bottom="0in" loext:contextual-spacing="false"/>
      <style:text-properties style:font-name="Courier New" officeooo:rsid="001d4e5f" officeooo:paragraph-rsid="00250e9f" style:font-name-complex="Courier New" style:font-size-complex="12pt"/>
    </style:style>
    <style:style style:name="P46" style:family="paragraph" style:parent-style-name="Heading_20_3">
      <style:paragraph-properties fo:margin-top="0.1665in" fo:margin-bottom="0in" loext:contextual-spacing="false"/>
      <style:text-properties style:font-name="Courier New" officeooo:rsid="001d4e5f" officeooo:paragraph-rsid="00256599" style:font-name-complex="Courier New" style:font-size-complex="12pt"/>
    </style:style>
    <style:style style:name="T1" style:family="text">
      <style:text-properties officeooo:rsid="01a81890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officeooo:rsid="0030ddbf" style:font-size-asian="12pt" style:font-name-complex="Courier New" style:font-size-complex="12pt"/>
    </style:style>
    <style:style style:name="T4" style:family="text">
      <style:text-properties style:font-name="Courier New" fo:font-size="12pt" officeooo:rsid="002e2535" style:font-size-asian="12pt" style:font-name-complex="Courier New" style:font-size-complex="12pt"/>
    </style:style>
    <style:style style:name="T5" style:family="text">
      <style:text-properties style:font-name="Courier New" fo:font-size="12pt" officeooo:rsid="027aaf45" style:font-size-asian="12pt" style:font-name-complex="Courier New" style:font-size-complex="12pt"/>
    </style:style>
    <style:style style:name="T6" style:family="text">
      <style:text-properties style:font-name="Courier New" fo:font-size="12pt" officeooo:rsid="01a81890" style:font-size-asian="12pt" style:font-name-complex="Courier New" style:font-size-complex="12pt"/>
    </style:style>
    <style:style style:name="T7" style:family="text">
      <style:text-properties style:font-name="Courier New" fo:font-size="12pt" officeooo:rsid="017614c9" style:font-size-asian="12pt" style:font-name-complex="Courier New" style:font-size-complex="12pt"/>
    </style:style>
    <style:style style:name="T8" style:family="text">
      <style:text-properties style:font-name="Courier New" fo:font-size="12pt" officeooo:rsid="002fd1a3" style:font-size-asian="12pt" style:font-name-complex="Courier New" style:font-size-complex="12pt"/>
    </style:style>
    <style:style style:name="T9" style:family="text">
      <style:text-properties style:font-name="Courier New" fo:font-size="12pt" officeooo:rsid="02112ebd" style:font-size-asian="12pt" style:font-name-complex="Courier New" style:font-size-complex="12pt"/>
    </style:style>
    <style:style style:name="T10" style:family="text">
      <style:text-properties style:font-name="Courier New" fo:font-size="12pt" officeooo:rsid="01afb3dc" style:font-size-asian="12pt" style:font-name-complex="Courier New" style:font-size-complex="12pt"/>
    </style:style>
    <style:style style:name="T11" style:family="text">
      <style:text-properties style:font-name="Courier New" fo:font-size="12pt" officeooo:rsid="01a9dbed" style:font-size-asian="12pt" style:font-name-complex="Courier New" style:font-size-complex="12pt"/>
    </style:style>
    <style:style style:name="T12" style:family="text">
      <style:text-properties style:font-name="Courier New" fo:font-size="12pt" officeooo:rsid="032dc923" style:font-size-asian="12pt" style:font-name-complex="Courier New" style:font-size-complex="12pt"/>
    </style:style>
    <style:style style:name="T13" style:family="text">
      <style:text-properties style:font-name="Courier New" fo:font-size="12pt" officeooo:rsid="00091a20" style:font-size-asian="12pt" style:font-name-complex="Courier New" style:font-size-complex="12pt"/>
    </style:style>
    <style:style style:name="T14" style:family="text">
      <style:text-properties style:font-name="Courier New" fo:font-size="12pt" officeooo:rsid="000c21df" style:font-size-asian="12pt" style:font-name-complex="Courier New" style:font-size-complex="12pt"/>
    </style:style>
    <style:style style:name="T15" style:family="text">
      <style:text-properties style:font-name="Courier New" fo:font-size="12pt" officeooo:rsid="000d448b" style:font-size-asian="12pt" style:font-name-complex="Courier New" style:font-size-complex="12pt"/>
    </style:style>
    <style:style style:name="T16" style:family="text">
      <style:text-properties style:font-name="Courier New" fo:font-size="12pt" officeooo:rsid="0011827a" style:font-size-asian="12pt" style:font-name-complex="Courier New" style:font-size-complex="12pt"/>
    </style:style>
    <style:style style:name="T17" style:family="text">
      <style:text-properties style:font-name="Courier New" fo:font-size="12pt" officeooo:rsid="0012316f" style:font-size-asian="12pt" style:font-name-complex="Courier New" style:font-size-complex="12pt"/>
    </style:style>
    <style:style style:name="T18" style:family="text">
      <style:text-properties style:font-name="Courier New" fo:font-size="12pt" officeooo:rsid="001518e6" style:font-size-asian="12pt" style:font-name-complex="Courier New" style:font-size-complex="12pt"/>
    </style:style>
    <style:style style:name="T19" style:family="text">
      <style:text-properties style:font-name="Courier New" fo:font-size="12pt" officeooo:rsid="0016a978" style:font-size-asian="12pt" style:font-name-complex="Courier New" style:font-size-complex="12pt"/>
    </style:style>
    <style:style style:name="T20" style:family="text">
      <style:text-properties style:font-name="Courier New" fo:font-size="12pt" officeooo:rsid="00171a8f" style:font-size-asian="12pt" style:font-name-complex="Courier New" style:font-size-complex="12pt"/>
    </style:style>
    <style:style style:name="T21" style:family="text">
      <style:text-properties style:font-name="Courier New" fo:font-size="12pt" officeooo:rsid="0019985d" style:font-size-asian="12pt" style:font-name-complex="Courier New" style:font-size-complex="12pt"/>
    </style:style>
    <style:style style:name="T22" style:family="text">
      <style:text-properties style:font-name="Courier New" fo:font-size="12pt" officeooo:rsid="001b5997" style:font-size-asian="12pt" style:font-name-complex="Courier New" style:font-size-complex="12pt"/>
    </style:style>
    <style:style style:name="T23" style:family="text">
      <style:text-properties style:font-name="Courier New" fo:font-size="12pt" officeooo:rsid="001c7b07" style:font-size-asian="12pt" style:font-name-complex="Courier New" style:font-size-complex="12pt"/>
    </style:style>
    <style:style style:name="T24" style:family="text">
      <style:text-properties style:font-name="Courier New" fo:font-size="12pt" officeooo:rsid="001d4e5f" style:font-size-asian="12pt" style:font-name-complex="Courier New" style:font-size-complex="12pt"/>
    </style:style>
    <style:style style:name="T25" style:family="text">
      <style:text-properties style:font-name="Courier New" fo:font-size="12pt" officeooo:rsid="0022861b" style:font-size-asian="12pt" style:font-name-complex="Courier New" style:font-size-complex="12pt"/>
    </style:style>
    <style:style style:name="T26" style:family="text">
      <style:text-properties style:font-name="Courier New" fo:font-size="12pt" officeooo:rsid="00256599" style:font-size-asian="12pt" style:font-name-complex="Courier New" style:font-size-complex="12pt"/>
    </style:style>
    <style:style style:name="T27" style:family="text">
      <style:text-properties style:font-name="Courier New" officeooo:rsid="001d4e5f" style:font-name-complex="Courier New" style:font-size-complex="12pt"/>
    </style:style>
    <style:style style:name="T28" style:family="text">
      <style:text-properties officeooo:rsid="017614c9"/>
    </style:style>
    <style:style style:name="T29" style:family="text">
      <style:text-properties officeooo:rsid="01f41062"/>
    </style:style>
    <style:style style:name="T30" style:family="text">
      <style:text-properties officeooo:rsid="0212d81e"/>
    </style:style>
    <style:style style:name="T31" style:family="text">
      <style:text-properties officeooo:rsid="002e2535"/>
    </style:style>
    <style:style style:name="T32" style:family="text">
      <style:text-properties officeooo:rsid="032d096f"/>
    </style:style>
    <style:style style:name="T33" style:family="text">
      <style:text-properties officeooo:rsid="002fd1a3"/>
    </style:style>
    <style:style style:name="T34" style:family="text">
      <style:text-properties officeooo:rsid="02112ebd"/>
    </style:style>
    <style:style style:name="T35" style:family="text">
      <style:text-properties officeooo:rsid="01f422ba"/>
    </style:style>
    <style:style style:name="T36" style:family="text">
      <style:text-properties officeooo:rsid="00091a20"/>
    </style:style>
    <style:style style:name="T37" style:family="text">
      <style:text-properties officeooo:rsid="000ade5a"/>
    </style:style>
    <style:style style:name="T38" style:family="text">
      <style:text-properties officeooo:rsid="000c21df"/>
    </style:style>
    <style:style style:name="T39" style:family="text">
      <style:text-properties officeooo:rsid="000eaa03"/>
    </style:style>
    <style:style style:name="T40" style:family="text">
      <style:text-properties officeooo:rsid="001518e6"/>
    </style:style>
    <style:style style:name="T41" style:family="text">
      <style:text-properties officeooo:rsid="0016a978"/>
    </style:style>
    <style:style style:name="T42" style:family="text">
      <style:text-properties officeooo:rsid="0016dbd4"/>
    </style:style>
    <style:style style:name="T43" style:family="text">
      <style:text-properties officeooo:rsid="00171a8f"/>
    </style:style>
    <style:style style:name="T44" style:family="text">
      <style:text-properties officeooo:rsid="001801e8"/>
    </style:style>
    <style:style style:name="T45" style:family="text">
      <style:text-properties fo:font-size="12pt" style:font-size-asian="12pt"/>
    </style:style>
    <style:style style:name="T46" style:family="text">
      <style:text-properties fo:font-size="12pt" officeooo:rsid="0016a978" style:font-size-asian="12pt"/>
    </style:style>
    <style:style style:name="T47" style:family="text">
      <style:text-properties fo:font-size="12pt" officeooo:rsid="000eaa03" style:font-size-asian="12pt"/>
    </style:style>
    <style:style style:name="T48" style:family="text">
      <style:text-properties fo:font-size="12pt" officeooo:rsid="00171a8f" style:font-size-asian="12pt"/>
    </style:style>
    <style:style style:name="T49" style:family="text">
      <style:text-properties fo:font-size="12pt" officeooo:rsid="001801e8" style:font-size-asian="12pt"/>
    </style:style>
    <style:style style:name="T50" style:family="text">
      <style:text-properties fo:font-size="12pt" officeooo:rsid="00271b13" style:font-size-asian="12pt"/>
    </style:style>
    <style:style style:name="T51" style:family="text">
      <style:text-properties officeooo:rsid="001d4e5f"/>
    </style:style>
    <style:style style:name="T52" style:family="text">
      <style:text-properties officeooo:rsid="001e923b"/>
    </style:style>
    <style:style style:name="T53" style:family="text">
      <style:text-properties officeooo:rsid="0020319d"/>
    </style:style>
    <style:style style:name="T54" style:family="text">
      <style:text-properties officeooo:rsid="00210d6e"/>
    </style:style>
    <style:style style:name="T55" style:family="text">
      <style:text-properties officeooo:rsid="00250e9f"/>
    </style:style>
    <style:style style:name="T56" style:family="text">
      <style:text-properties officeooo:rsid="002565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've decided to be vague <text:span text:style-name="T37">about the ages of the brothers and Lisa</text:span>, except at the end of the movie we know it's the end of <text:span text:style-name="T38">Lisa’s </text:span>junior year. <text:span text:style-name="T37">So</text:span> I won't address whether all <text:span text:style-name="T37">brothers are</text:span> still in high school or <text:span text:style-name="T37">if they </text:span>just come by after school to hang out or whether <text:span text:style-name="T51">any</text:span> of the brothers had to repeat <text:span text:style-name="T51">a grade</text:span>. I want to leave the option open for all the brothers who want to be in Lisa's High School Movie Senior Year to have a place there, assuming the sequel even happens. </text:p>
      <text:h text:style-name="P40" text:outline-level="3">EXT. <text:span text:style-name="T36">PICNIC TABLES</text:span></text:h>
      <text:h text:style-name="P41" text:outline-level="3">MEDIUM LONG SHOT GRILL – MR. NOSTRAM, MICHAEL, ERIC</text:h>
      <text:p text:style-name="P14"><text:span text:style-name="T2">MR. N</text:span><text:span text:style-name="T13">OSTRAM</text:span><text:span text:style-name="T2"> barbecues hamburgers </text:span><text:span text:style-name="T13">&amp; hot dogs</text:span><text:span text:style-name="T2"> on a grill while </text:span><text:span text:style-name="T13">Michael and Eric</text:span><text:span text:style-name="T2"> talk to him. </text:span><text:span text:style-name="T14">I might have the boys sitting on bar stools, assuming I can get </text:span><text:span text:style-name="T19">stools</text:span><text:span text:style-name="T14"> into the car with the food, grill, etc.</text:span></text:p>
      <text:h text:style-name="P41" text:outline-level="3">MEDIUM LONG SHOT ENTRANCE TO PICNIC AREA – LISA, JEFF, DAN</text:h>
      <text:p text:style-name="P14"><text:span text:style-name="T2">Lisa, </text:span><text:span text:style-name="T13">Jeff, and Dan approach the picnic tables where</text:span><text:span text:style-name="T2"> </text:span><text:span text:style-name="T3">Adults </text:span><text:span text:style-name="T13">are eating</text:span><text:span text:style-name="T3">.</text:span><text:span text:style-name="T2"> </text:span></text:p>
      <text:h text:style-name="P41" text:outline-level="3">MEDIUM LONG SHOT GRILL – MR. NOSTRAM, MICHAEL, ERIC</text:h>
      <text:p text:style-name="P14"><text:span text:style-name="T13">Michael </text:span><text:span text:style-name="T14">and Eric see them, </text:span><text:span text:style-name="T15">say something to their dad, dad motions to have them bring Lisa over.</text:span><text:span text:style-name="T14"> </text:span></text:p>
      <text:h text:style-name="P41" text:outline-level="3">MEDIUM LONG SHOT ENTRANCE TO PICNIC AREA</text:h>
      <text:p text:style-name="P14"><text:span text:style-name="T15">Michael and Eric</text:span><text:span text:style-name="T2"> </text:span><text:span text:style-name="T15">saunter</text:span><text:span text:style-name="T2"> over, </text:span><text:span text:style-name="T15">punching each other</text:span><text:span text:style-name="T2">. </text:span><text:span text:style-name="T24">Michael, Eric, Lisa stop when the five of them meet. Jeff and Dan keep going to the picnic tables.</text:span></text:p>
      <text:h text:style-name="P41" text:outline-level="3">MEDIUM SHOT ENTRANCE TO PICNIC AREA</text:h>
      <text:p text:style-name="P23">ERIC</text:p>
      <text:p text:style-name="P32"><text:span text:style-name="T38">Wassup</text:span>.</text:p>
      <text:p text:style-name="P12"><text:span text:style-name="T2">Lisa </text:span><text:span text:style-name="T14">doesn’t know how to respond to that</text:span><text:span text:style-name="T2">.</text:span></text:p>
      <text:p text:style-name="P22">LISA</text:p>
      <text:p text:style-name="P32"><text:span text:style-name="T38">Uh, hi</text:span>.</text:p>
      <text:p text:style-name="P21">MICHAEL</text:p>
      <text:p text:style-name="P31"><text:span text:style-name="T36">Our</text:span> dad wants to talk to you.</text:p>
      <text:p text:style-name="P20">LISA</text:p>
      <text:p text:style-name="P31">About what?</text:p>
      <text:p text:style-name="P7"><text:span text:style-name="T36">Michael and Eric</text:span> shrug <text:span text:style-name="T51">and walk toward Jeff and Dan, sitting at a table</text:span>. <text:span text:style-name="T38">Adolfo will probably be there too</text:span>. <text:span text:style-name="T52">Lisa stands for a moment, confused, then walks over to Mr. Nostram, looking around at who is there.</text:span></text:p>
      <text:h text:style-name="P41" text:outline-level="3"><text:soft-page-break/>MEDIUM SHOT <text:span text:style-name="T52">GRILL</text:span></text:h>
      <text:p text:style-name="P3">Lisa <text:span text:style-name="T52">approache</text:span>s Mr. Nostram, cautious, not sure what this is about.</text:p>
      <text:p text:style-name="P20">MR. N<text:span text:style-name="T36">OSTRAM</text:span></text:p>
      <text:p text:style-name="P31">Hi Lisa. Nice to meet you. I’m Jeff’s dad. And Dan <text:span text:style-name="T52">and</text:span> <text:span text:style-name="T36">Michael and Eric</text:span>’s dad too, of course.</text:p>
      <text:p text:style-name="P20">LISA</text:p>
      <text:p text:style-name="P31">Nice to meet you.</text:p>
      <text:p text:style-name="P20">MR. N<text:span text:style-name="T36">OSTRAM</text:span></text:p>
      <text:p text:style-name="P39"><text:span text:style-name="T2">So. </text:span><text:span text:style-name="T4">W</text:span><text:span text:style-name="T2">hat classes do you have with my boys?</text:span></text:p>
      <text:p text:style-name="P20">LISA</text:p>
      <text:p text:style-name="P31">I don’t have any classes with them. </text:p>
      <text:p text:style-name="P2">Mr. Nostram is a bit puzzled. </text:p>
      <text:p text:style-name="P20">MR. N<text:span text:style-name="T36">OSTRAM</text:span></text:p>
      <text:p text:style-name="P38">I’<text:span text:style-name="T39">ve had seven boys go through this school. Surely you must’ve had a class with one of them</text:span>.</text:p>
      <text:p text:style-name="P2">This is more Lisa’s territory. She becomes more confident, talkative.</text:p>
      <text:p text:style-name="P20">LISA</text:p>
      <text:p text:style-name="P39"><text:span text:style-name="T2">I</text:span><text:span text:style-name="T5">'m in</text:span><text:span text:style-name="T2"> the accelerated classes.</text:span></text:p>
      <text:p text:style-name="P2">Mr. Nostram is now surprised, yet still puzzled. </text:p>
      <text:p text:style-name="P20">MR. N<text:span text:style-name="T36">OSTRAM</text:span></text:p>
      <text:p text:style-name="P39"><text:span text:style-name="T4">I see</text:span><text:span text:style-name="T2">. </text:span><text:span text:style-name="T16">So… w</text:span><text:span text:style-name="T2">hat accelerated classes do you take?</text:span></text:p>
      <text:p text:style-name="P20">LISA</text:p>
      <text:p text:style-name="P39"><text:span text:style-name="T2">Geometry, English Analysis, </text:span><text:span text:style-name="T17">Advanced</text:span><text:span text:style-name="T2"> </text:span><text:span text:style-name="T16">Chemistry</text:span><text:span text:style-name="T2">.</text:span></text:p>
      <text:p text:style-name="P20">MR. N<text:span text:style-name="T36">OSTRAM</text:span></text:p>
      <text:p text:style-name="P31">Do you do well in those classes?</text:p>
      <text:p text:style-name="P20">LISA</text:p>
      <text:p text:style-name="P31">I get straight A’s.</text:p>
      <text:p text:style-name="P2"><text:span text:style-name="T52">Really? </text:span>Mr. Nostram looks very surprised.</text:p>
      <text:h text:style-name="P42" text:outline-level="3">MEDIUM <text:span text:style-name="T54">CLOSE</text:span> SHOT <text:span text:style-name="T53">PICNIC TABLE</text:span></text:h>
      <text:p text:style-name="P10"><text:span text:style-name="T47">Jeff, Dan, Michael, Eric, and </text:span><text:span text:style-name="T46">Adolfo</text:span><text:span text:style-name="T47"> sit around a table punching each other. They have plates with buns, tomatoes, </text:span><text:span text:style-name="T46">chips</text:span><text:span text:style-name="T47">.</text:span></text:p>
      <text:p text:style-name="P4">Lisa brings over a few hamburgers and hot dogs and sits with them. </text:p>
      <text:p text:style-name="P2"><text:span text:style-name="T40">Dan acknowledges her and gets up</text:span>. </text:p>
      <text:h text:style-name="P43" text:outline-level="3"><text:soft-page-break/>MEDIUM SHOT <text:span text:style-name="T54">DAN</text:span></text:h>
      <text:p text:style-name="P16"><text:span text:style-name="T2">Dan </text:span><text:span text:style-name="T19">doesn’t need to say anything, but</text:span><text:span text:style-name="T2"> looks at Jeff, </text:span><text:span text:style-name="T18">Michael, Eric.</text:span><text:span text:style-name="T2"> </text:span><text:span text:style-name="T18">They</text:span><text:span text:style-name="T2"> nod. </text:span><text:span text:style-name="T19">Adolfo gets up. </text:span><text:span text:style-name="T23">(The brothers never need to talk to each other, they communicate via gestures.)</text:span></text:p>
      <text:p text:style-name="P27">D<text:span text:style-name="T40">AN</text:span> (to Lisa) </text:p>
      <text:p text:style-name="P31"><text:span text:style-name="T29">W</text:span>ant <text:span text:style-name="T1">a root beer</text:span>?</text:p>
      <text:p text:style-name="P29"><text:span text:style-name="T45">LISA</text:span></text:p>
      <text:p text:style-name="P31"><text:span text:style-name="T30">Sure</text:span>. Thanks.</text:p>
      <text:p text:style-name="P16"><text:span text:style-name="T2">Dan </text:span><text:span text:style-name="T25">and Adolfo go</text:span><text:span text:style-name="T2"> </text:span><text:span text:style-name="T19">get soda</text:span><text:span text:style-name="T2">.</text:span></text:p>
      <text:h text:style-name="P43" text:outline-level="3">MEDIUM <text:span text:style-name="T54">CLOSE</text:span> SHOT <text:span text:style-name="T53">PICNIC TABLE</text:span></text:h>
      <text:p text:style-name="P15"><text:span text:style-name="T4">Jeff is nervous. </text:span></text:p>
      <text:p text:style-name="P20">J<text:span text:style-name="T40">EFF</text:span></text:p>
      <text:p text:style-name="P31"><text:span text:style-name="T31">Um, so, w</text:span>hat do you like to do?</text:p>
      <text:p text:style-name="P5"><text:span text:style-name="T42">Lisa thinks for a moment.</text:span></text:p>
      <text:p text:style-name="P25">LISA</text:p>
      <text:p text:style-name="P31"><text:span text:style-name="T32">S</text:span>chool dances. <text:span text:style-name="T33">I dance to almost every song.</text:span></text:p>
      <text:p text:style-name="P24">ERIC</text:p>
      <text:p text:style-name="P34">Even the slow songs?</text:p>
      <text:h text:style-name="P44" text:outline-level="3"><text:span text:style-name="T54">CLOSE</text:span> SHOT <text:span text:style-name="T55">BROTHERS</text:span></text:h>
      <text:p text:style-name="P8"><text:span text:style-name="T41">Eric and Michael jab Jeff and laugh</text:span>. <text:span text:style-name="T41">Jeff gives them dirty looks and shoves them.</text:span></text:p>
      <text:p text:style-name="P30"><text:span text:style-name="T45">LISA</text:span></text:p>
      <text:p text:style-name="P35"><text:span text:style-name="T34">S</text:span>ometimes. </text:p>
      <text:h text:style-name="P45" text:outline-level="3">MEDIUM <text:span text:style-name="T54">CLOSE</text:span> SHOT <text:span text:style-name="T53">PICNIC TABLE</text:span></text:h>
      <text:p text:style-name="P18">LISA</text:p>
      <text:p text:style-name="P35">I ask wh<text:span text:style-name="T42">oever’</text:span>s nearby to dance. I hate to sit and watch everyone else.</text:p>
      <text:p text:style-name="P25"><text:span text:style-name="T42">MICHAEL</text:span></text:p>
      <text:p text:style-name="P34">What about <text:span text:style-name="T1">the Christmas Dance</text:span>? Most of the songs are slow dance <text:span text:style-name="T34">and everyone has a date</text:span>.</text:p>
      <text:p text:style-name="P20">LISA</text:p>
      <text:p text:style-name="P39"><text:span text:style-name="T6">Christmas Dance</text:span><text:span text:style-name="T2"> </text:span><text:span text:style-name="T7">i</text:span><text:span text:style-name="T8">s the only </text:span><text:span text:style-name="T9">one</text:span><text:span text:style-name="T8"> I missed last year</text:span><text:span text:style-name="T2">. <text:s/></text:span></text:p>
      <text:p text:style-name="P26"><text:span text:style-name="T43">ERIC</text:span></text:p>
      <text:p text:style-name="P39"><text:span text:style-name="T7">Are you going </text:span><text:span text:style-name="T20">to the Christmas dance</text:span><text:span text:style-name="T7"> this</text:span><text:span text:style-name="T8"> year?</text:span><text:span text:style-name="T2"> <text:s/></text:span></text:p>
      <text:h text:style-name="P45" text:outline-level="3"><text:soft-page-break/><text:span text:style-name="T54">CLOSE</text:span> SHOT <text:span text:style-name="T55">BROTHERS</text:span></text:h>
      <text:p text:style-name="P9"><text:span text:style-name="T55">Michael pokes Jeff, nods his head toward Lisa</text:span>. <text:span text:style-name="T28">Jeff is visibly angry and refuses to look at his brothers.</text:span></text:p>
      <text:p text:style-name="P28">LISA <text:span text:style-name="T56">(OS)</text:span></text:p>
      <text:p text:style-name="P36">Probably not. <text:span text:style-name="T35">Unless I ask someone to go with me.</text:span></text:p>
      <text:p text:style-name="P39"><text:span text:style-name="T2">Nobody asked me to </text:span><text:span text:style-name="T6">Homecoming</text:span><text:span text:style-name="T10"> </text:span><text:span text:style-name="T2">either, </text:span><text:span text:style-name="T4">so I went with Marnie</text:span><text:span text:style-name="T2">.</text:span></text:p>
      <text:p text:style-name="P17"><text:span text:style-name="T20">Michael </text:span><text:span text:style-name="T21">and Eric</text:span><text:span text:style-name="T2"> ma</text:span><text:span text:style-name="T3">ke</text:span><text:span text:style-name="T2"> </text:span><text:span text:style-name="T8">kissy</text:span><text:span text:style-name="T2"> faces </text:span><text:span text:style-name="T21">behind</text:span><text:span text:style-name="T2"> Jeff. </text:span></text:p>
      <text:h text:style-name="P46" text:outline-level="3"><text:span text:style-name="T54">CLOSE</text:span> SHOT <text:span text:style-name="T56">UNDER TABLE</text:span></text:h>
      <text:p text:style-name="P13"><text:span text:style-name="T2">Jeff kicks </text:span><text:span text:style-name="T26">Michael and Eric multiple times</text:span><text:span text:style-name="T2">.</text:span></text:p>
      <text:h text:style-name="P46" text:outline-level="3">MEDIUM SHOT <text:span text:style-name="T53">PICNIC TABLE</text:span></text:h>
      <text:p text:style-name="P17"><text:span text:style-name="T2">Jeff keeps his eyes on Lisa, </text:span><text:span text:style-name="T26">still not looking at Michael and Eric</text:span><text:span text:style-name="T2">.</text:span></text:p>
      <text:p text:style-name="P6">Dan <text:span text:style-name="T42">and Adolfo </text:span>come back with <text:span text:style-name="T41">fiv</text:span>e cans of <text:span text:style-name="T41">soda</text:span>, hand <text:span text:style-name="T41">them </text:span>to Lisa <text:span text:style-name="T41">and the brothers</text:span>, sit down. <text:span text:style-name="T42">They give each other some kind of Thanks gesture.</text:span></text:p>
      <text:p text:style-name="P26">LISA</text:p>
      <text:p text:style-name="P33">Thanks.</text:p>
      <text:p text:style-name="P26">J<text:span text:style-name="T43">EFF</text:span></text:p>
      <text:p text:style-name="P37"><text:span text:style-name="T43">So. </text:span>Where were you painting those posters we put up this afternoon?</text:p>
      <text:p text:style-name="P6">Mr. Nostram sits down by them with his hamburger.</text:p>
      <text:p text:style-name="P19">LISA</text:p>
      <text:p text:style-name="P37"><text:span text:style-name="T34">By</text:span> the home ec room. Or maybe <text:span text:style-name="T34">it's the </text:span>art <text:span text:style-name="T34">room</text:span>. Or both. I don't know. I've never had a class in that room.</text:p>
      <text:p text:style-name="P20">MR. N<text:span text:style-name="T43">OSTRAM</text:span></text:p>
      <text:p text:style-name="P37">What's your favorite class?</text:p>
      <text:p text:style-name="P20">LISA</text:p>
      <text:p text:style-name="P39"><text:span text:style-name="T7">G</text:span><text:span text:style-name="T2">eometry. </text:span><text:span text:style-name="T7">I love</text:span><text:span text:style-name="T2"> the proofs. Everyone else hates them </text:span><text:span text:style-name="T11">because t</text:span><text:span text:style-name="T3">hey</text:span><text:span text:style-name="T2">’re hard. But </text:span><text:span text:style-name="T12">I think</text:span><text:span text:style-name="T2"> the tough ones </text:span><text:span text:style-name="T12">are the best</text:span><text:span text:style-name="T2">.</text:span></text:p>
      <text:p text:style-name="P20">MR. N<text:span text:style-name="T43">OSTRAM</text:span></text:p>
      <text:p text:style-name="P31">Did you know she gets straight A’s?</text:p>
      <text:h text:style-name="P46" text:outline-level="3"><text:span text:style-name="T54">CLOSE</text:span> SHOT <text:span text:style-name="T55">BROTHERS</text:span></text:h>
      <text:p text:style-name="P11"><text:span text:style-name="T48">The brothers</text:span><text:span text:style-name="T45"> look at each other, look at Lisa </text:span><text:span text:style-name="T49">with surprise</text:span><text:span text:style-name="T45">. </text:span><text:span text:style-name="T50">They shake their heads 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0:23:24.067933893</meta:creation-date>
    <dc:date>2018-01-11T19:48:01.282470538</dc:date>
    <meta:editing-duration>PT3H22M13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4" meta:paragraph-count="106" meta:word-count="863" meta:character-count="4635" meta:non-whitespace-character-count="3859"/>
  </office:meta>
</office:document-meta>
</file>